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59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BCE</text:p>
          </table:table-cell>
          <table:table-cell office:value-type="float" office:value="-0.0280867649027">
            <text:p>-0,0280867649</text:p>
          </table:table-cell>
          <table:table-cell office:value-type="float" office:value="-0.0479623709411">
            <text:p>-0,0479623709</text:p>
          </table:table-cell>
          <table:table-cell office:value-type="float" office:value="58.560001">
            <text:p>58,560001</text:p>
          </table:table-cell>
          <table:table-cell office:value-type="date" office:date-value="2017-01-09">
            <text:p>2017-01-09</text:p>
          </table:table-cell>
          <table:table-cell office:value-type="string">
            <text:p>09:00:00</text:p>
          </table:table-cell>
          <table:table-cell office:value-type="string">
            <text:p>Are you ready for January 25? Join the conversation on Bell Let's Talk Day and help keep Canada's mental health moving forward!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106">
            <text:p>-1,06%</text:p>
          </table:table-cell>
        </table:table-row>
        <table:table-row table:style-name="ro1">
          <table:table-cell office:value-type="string">
            <text:p>SAP</text:p>
          </table:table-cell>
          <table:table-cell office:value-type="float" office:value="-0.756114915417">
            <text:p>-0,7561149154</text:p>
          </table:table-cell>
          <table:table-cell office:value-type="float" office:value="-1.62990931605">
            <text:p>-1,6299093161</text:p>
          </table:table-cell>
          <table:table-cell office:value-type="float" office:value="46.389999">
            <text:p>46,389999</text:p>
          </table:table-cell>
          <table:table-cell office:value-type="date" office:date-value="2017-01-09">
            <text:p>2017-01-09</text:p>
          </table:table-cell>
          <table:table-cell office:value-type="string">
            <text:p>08:26:07</text:p>
          </table:table-cell>
          <table:table-cell office:value-type="string">
            <text:p>Saputo, Inc. breached its 50 day moving average in a Bearish Manner : SAP-CA : January 9, 201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103">
            <text:p>1,03%</text:p>
          </table:table-cell>
        </table:table-row>
        <table:table-row table:style-name="ro1">
          <table:table-cell office:value-type="string">
            <text:p>RKN</text:p>
          </table:table-cell>
          <table:table-cell office:value-type="float" office:value="0.0204169548053">
            <text:p>0,0204169548</text:p>
          </table:table-cell>
          <table:table-cell office:value-type="float" office:value="1.30044298123">
            <text:p>1,3004429812</text:p>
          </table:table-cell>
          <table:table-cell office:value-type="float" office:value="1.57">
            <text:p>1,5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64">
            <text:p>0,64%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float" office:value="0.280500453498">
            <text:p>0,2805004535</text:p>
          </table:table-cell>
          <table:table-cell office:value-type="float" office:value="0.306725492291">
            <text:p>0,3067254923</text:p>
          </table:table-cell>
          <table:table-cell office:value-type="float" office:value="91.449997">
            <text:p>91,44999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Waste Connections, Alexco Resource, TFI International, and Canadian National Railway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5">
            <text:p>-0,50%</text:p>
          </table:table-cell>
        </table:table-row>
        <table:table-row table:style-name="ro1">
          <table:table-cell office:value-type="string">
            <text:p>MBA</text:p>
          </table:table-cell>
          <table:table-cell office:value-type="float" office:value="0.0976625929751">
            <text:p>0,097662593</text:p>
          </table:table-cell>
          <table:table-cell office:value-type="float" office:value="16.0102611435">
            <text:p>16,0102611435</text:p>
          </table:table-cell>
          <table:table-cell office:value-type="float" office:value="0.61">
            <text:p>0,61</text:p>
          </table:table-cell>
          <table:table-cell office:value-type="date" office:date-value="2017-01-06">
            <text:p>2017-01-06</text:p>
          </table:table-cell>
          <table:table-cell office:value-type="string">
            <text:p>21:05:04</text:p>
          </table:table-cell>
          <table:table-cell office:value-type="string">
            <text:p>CIBT Reducing its Issued and Outstanding Shares for the 5th time in 4.5 Years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328">
            <text:p>3,28%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float" office:value="-0.199038445562">
            <text:p>-0,1990384456</text:p>
          </table:table-cell>
          <table:table-cell office:value-type="float" office:value="-0.327096881025">
            <text:p>-0,327096881</text:p>
          </table:table-cell>
          <table:table-cell office:value-type="float" office:value="60.849998">
            <text:p>60,849998</text:p>
          </table:table-cell>
          <table:table-cell office:value-type="date" office:date-value="2017-01-06">
            <text:p>2017-01-06</text:p>
          </table:table-cell>
          <table:table-cell office:value-type="string">
            <text:p>19:27:58</text:p>
          </table:table-cell>
          <table:table-cell office:value-type="string">
            <text:p>Pipeline Debt Rolls On for Canada Energy, Producers Wait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18">
            <text:p>0,18%</text:p>
          </table:table-cell>
        </table:table-row>
        <table:table-row table:style-name="ro1">
          <table:table-cell office:value-type="string">
            <text:p>NDM</text:p>
          </table:table-cell>
          <table:table-cell office:value-type="float" office:value="-0.0712319281508">
            <text:p>-0,0712319282</text:p>
          </table:table-cell>
          <table:table-cell office:value-type="float" office:value="-2.80440662011">
            <text:p>-2,8044066201</text:p>
          </table:table-cell>
          <table:table-cell office:value-type="float" office:value="2.54">
            <text:p>2,54</text:p>
          </table:table-cell>
          <table:table-cell office:value-type="date" office:date-value="2017-01-06">
            <text:p>2017-01-06</text:p>
          </table:table-cell>
          <table:table-cell office:value-type="string">
            <text:p>17:56:06</text:p>
          </table:table-cell>
          <table:table-cell office:value-type="string">
            <text:p>Gold and Silver Stocks Regain Their Luster, but Will It Last?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591">
            <text:p>5,91%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float" office:value="-0.159156767514">
            <text:p>-0,1591567675</text:p>
          </table:table-cell>
          <table:table-cell office:value-type="float" office:value="-0.207803598154">
            <text:p>-0,2078035982</text:p>
          </table:table-cell>
          <table:table-cell office:value-type="float" office:value="76.589996">
            <text:p>76,589996</text:p>
          </table:table-cell>
          <table:table-cell office:value-type="date" office:date-value="2017-01-06">
            <text:p>2017-01-06</text:p>
          </table:table-cell>
          <table:table-cell office:value-type="string">
            <text:p>16:25:10</text:p>
          </table:table-cell>
          <table:table-cell office:value-type="string">
            <text:p>Scotiabank Announces Plan to Buy Back Shares through Private Agreement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31">
            <text:p>-0,31%</text:p>
          </table:table-cell>
        </table:table-row>
        <table:table-row table:style-name="ro1">
          <table:table-cell office:value-type="string">
            <text:p>ELD</text:p>
          </table:table-cell>
          <table:table-cell office:value-type="float" office:value="-0.188266767512">
            <text:p>-0,1882667675</text:p>
          </table:table-cell>
          <table:table-cell office:value-type="float" office:value="-3.94689240066">
            <text:p>-3,9468924007</text:p>
          </table:table-cell>
          <table:table-cell office:value-type="float" office:value="4.77">
            <text:p>4,77</text:p>
          </table:table-cell>
          <table:table-cell office:value-type="date" office:date-value="2017-01-06">
            <text:p>2017-01-06</text:p>
          </table:table-cell>
          <table:table-cell office:value-type="string">
            <text:p>15:41:02</text:p>
          </table:table-cell>
          <table:table-cell office:value-type="string">
            <text:p>Why Eldorado Gold Corporation Stock Outperformed Other Gold Miners In December</text:p>
          </table:table-cell>
          <table:table-cell table:number-columns-repeated="3"/>
        </table:table-row>
        <table:table-row table:style-name="ro1">
          <table:table-cell office:value-type="string">
            <text:p>SPB</text:p>
          </table:table-cell>
          <table:table-cell office:value-type="float" office:value="-0.0658506550263">
            <text:p>-0,065850655</text:p>
          </table:table-cell>
          <table:table-cell office:value-type="float" office:value="-0.508892233588">
            <text:p>-0,5088922336</text:p>
          </table:table-cell>
          <table:table-cell office:value-type="float" office:value="12.94">
            <text:p>12,94</text:p>
          </table:table-cell>
          <table:table-cell office:value-type="date" office:date-value="2017-01-06">
            <text:p>2017-01-06</text:p>
          </table:table-cell>
          <table:table-cell office:value-type="string">
            <text:p>14:05:07</text:p>
          </table:table-cell>
          <table:table-cell office:value-type="string">
            <text:p>Superior Plus Announces January 2017 Cash Dividend and Upcoming Events</text:p>
          </table:table-cell>
          <table:table-cell table:number-columns-repeated="3"/>
        </table:table-row>
        <table:table-row table:style-name="ro1">
          <table:table-cell office:value-type="string">
            <text:p>ABX</text:p>
          </table:table-cell>
          <table:table-cell office:value-type="float" office:value="-0.142014052909">
            <text:p>-0,1420140529</text:p>
          </table:table-cell>
          <table:table-cell office:value-type="float" office:value="-0.616915955294">
            <text:p>-0,6169159553</text:p>
          </table:table-cell>
          <table:table-cell office:value-type="float" office:value="23.02">
            <text:p>23,02</text:p>
          </table:table-cell>
          <table:table-cell office:value-type="date" office:date-value="2017-01-06">
            <text:p>2017-01-06</text:p>
          </table:table-cell>
          <table:table-cell office:value-type="string">
            <text:p>11:52:40</text:p>
          </table:table-cell>
          <table:table-cell office:value-type="string">
            <text:p>Desjardins Capital Markets Picks Goldcorp for 2017</text:p>
          </table:table-cell>
          <table:table-cell table:number-columns-repeated="3"/>
        </table:table-row>
        <table:table-row table:style-name="ro1">
          <table:table-cell office:value-type="string">
            <text:p>IFP</text:p>
          </table:table-cell>
          <table:table-cell office:value-type="float" office:value="-0.432630183342">
            <text:p>-0,4326301833</text:p>
          </table:table-cell>
          <table:table-cell office:value-type="float" office:value="-3.00020931583">
            <text:p>-3,0002093158</text:p>
          </table:table-cell>
          <table:table-cell office:value-type="float" office:value="14.42">
            <text:p>14,42</text:p>
          </table:table-cell>
          <table:table-cell office:value-type="date" office:date-value="2017-01-06">
            <text:p>2017-01-06</text:p>
          </table:table-cell>
          <table:table-cell office:value-type="string">
            <text:p>11:40:05</text:p>
          </table:table-cell>
          <table:table-cell office:value-type="string">
            <text:p>U.S. makes early finding of injury from some softwood lumber from Canada</text:p>
          </table:table-cell>
          <table:table-cell table:number-columns-repeated="3"/>
        </table:table-row>
        <table:table-row table:style-name="ro1">
          <table:table-cell office:value-type="string">
            <text:p>POT</text:p>
          </table:table-cell>
          <table:table-cell office:value-type="float" office:value="-0.358623612843">
            <text:p>-0,3586236128</text:p>
          </table:table-cell>
          <table:table-cell office:value-type="float" office:value="-1.4443157988">
            <text:p>-1,4443157988</text:p>
          </table:table-cell>
          <table:table-cell office:value-type="float" office:value="24.83">
            <text:p>24,83</text:p>
          </table:table-cell>
          <table:table-cell office:value-type="date" office:date-value="2017-01-06">
            <text:p>2017-01-06</text:p>
          </table:table-cell>
          <table:table-cell office:value-type="string">
            <text:p>11:35:07</text:p>
          </table:table-cell>
          <table:table-cell office:value-type="string">
            <text:p>Notice of PotashCorp Q4 &amp; Year-End Earnings Release and Conference Call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-0.0813033665712">
            <text:p>-0,0813033666</text:p>
          </table:table-cell>
          <table:table-cell office:value-type="float" office:value="-1.77518267623">
            <text:p>-1,7751826762</text:p>
          </table:table-cell>
          <table:table-cell office:value-type="float" office:value="4.58">
            <text:p>4,58</text:p>
          </table:table-cell>
          <table:table-cell office:value-type="date" office:date-value="2017-01-06">
            <text:p>2017-01-06</text:p>
          </table:table-cell>
          <table:table-cell office:value-type="string">
            <text:p>09:11:52</text:p>
          </table:table-cell>
          <table:table-cell office:value-type="string">
            <text:p>Kinross Gold Corp. breached its 50 day moving average in a Bullish Manner : K-CA : January 6, 2017</text:p>
          </table:table-cell>
          <table:table-cell table:number-columns-repeated="3"/>
        </table:table-row>
        <table:table-row table:style-name="ro1">
          <table:table-cell office:value-type="string">
            <text:p>RIC</text:p>
          </table:table-cell>
          <table:table-cell office:value-type="float" office:value="-0.319014243761">
            <text:p>-0,3190142438</text:p>
          </table:table-cell>
          <table:table-cell office:value-type="float" office:value="-3.10023560507">
            <text:p>-3,1002356051</text:p>
          </table:table-cell>
          <table:table-cell office:value-type="float" office:value="10.29">
            <text:p>10,29</text:p>
          </table:table-cell>
          <table:table-cell office:value-type="date" office:date-value="2017-01-06">
            <text:p>2017-01-06</text:p>
          </table:table-cell>
          <table:table-cell office:value-type="string">
            <text:p>09:03:21</text:p>
          </table:table-cell>
          <table:table-cell office:value-type="string">
            <text:p>Richmont Mines, Inc. breached its 50 day moving average in a Bullish Manner : RIC-CA : January 6, 2017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0.0502856197164">
            <text:p>0,0502856197</text:p>
          </table:table-cell>
          <table:table-cell office:value-type="float" office:value="0.809752330377">
            <text:p>0,8097523304</text:p>
          </table:table-cell>
          <table:table-cell office:value-type="float" office:value="6.21">
            <text:p>6,21</text:p>
          </table:table-cell>
          <table:table-cell office:value-type="date" office:date-value="2017-01-06">
            <text:p>2017-01-06</text:p>
          </table:table-cell>
          <table:table-cell office:value-type="string">
            <text:p>08:51:08</text:p>
          </table:table-cell>
          <table:table-cell office:value-type="string">
            <text:p>DIRTT Announces Normal Course Issuer Bid</text:p>
          </table:table-cell>
          <table:table-cell table:number-columns-repeated="3"/>
        </table:table-row>
        <table:table-row table:style-name="ro1">
          <table:table-cell office:value-type="string">
            <text:p>ECA</text:p>
          </table:table-cell>
          <table:table-cell office:value-type="float" office:value="-0.313731283239">
            <text:p>-0,3137312832</text:p>
          </table:table-cell>
          <table:table-cell office:value-type="float" office:value="-1.82190070533">
            <text:p>-1,8219007053</text:p>
          </table:table-cell>
          <table:table-cell office:value-type="float" office:value="17.219999">
            <text:p>17,219999</text:p>
          </table:table-cell>
          <table:table-cell office:value-type="date" office:date-value="2017-01-05">
            <text:p>2017-01-05</text:p>
          </table:table-cell>
          <table:table-cell office:value-type="string">
            <text:p>10:00:07</text:p>
          </table:table-cell>
          <table:table-cell office:value-type="string">
            <text:p>Encana Corp. Is Already Ahead of Schedule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float" office:value="0.121541878179">
            <text:p>0,1215418782</text:p>
          </table:table-cell>
          <table:table-cell office:value-type="float" office:value="0.219508543208">
            <text:p>0,2195085432</text:p>
          </table:table-cell>
          <table:table-cell office:value-type="float" office:value="55.369999">
            <text:p>55,369999</text:p>
          </table:table-cell>
          <table:table-cell office:value-type="date" office:date-value="2017-01-05">
            <text:p>2017-01-05</text:p>
          </table:table-cell>
          <table:table-cell office:value-type="string">
            <text:p>10:00:00</text:p>
          </table:table-cell>
          <table:table-cell office:value-type="string">
            <text:p>Louis Vachon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XCT</text:p>
          </table:table-cell>
          <table:table-cell office:value-type="float" office:value="-0.075661224719">
            <text:p>-0,0756612247</text:p>
          </table:table-cell>
          <table:table-cell office:value-type="float" office:value="-3.53557124855">
            <text:p>-3,5355712486</text:p>
          </table:table-cell>
          <table:table-cell office:value-type="float" office:value="2.14">
            <text:p>2,14</text:p>
          </table:table-cell>
          <table:table-cell office:value-type="date" office:date-value="2017-01-05">
            <text:p>2017-01-05</text:p>
          </table:table-cell>
          <table:table-cell office:value-type="string">
            <text:p>08:30:00</text:p>
          </table:table-cell>
          <table:table-cell office:value-type="string">
            <text:p>exactEarth to Announce Fiscal 2016 Financial Results</text:p>
          </table:table-cell>
          <table:table-cell table:number-columns-repeated="3"/>
        </table:table-row>
        <table:table-row table:style-name="ro1">
          <table:table-cell office:value-type="string">
            <text:p>APS</text:p>
          </table:table-cell>
          <table:table-cell office:value-type="float" office:value="-0.126911997601">
            <text:p>-0,1269119976</text:p>
          </table:table-cell>
          <table:table-cell office:value-type="float" office:value="-7.33595361856">
            <text:p>-7,3359536186</text:p>
          </table:table-cell>
          <table:table-cell office:value-type="float" office:value="1.73">
            <text:p>1,73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Aptose Biosciences to Present at Biotech Showcase 2017 Conference</text:p>
          </table:table-cell>
          <table:table-cell table:number-columns-repeated="3"/>
        </table:table-row>
        <table:table-row table:style-name="ro1">
          <table:table-cell office:value-type="string">
            <text:p>MFC</text:p>
          </table:table-cell>
          <table:table-cell office:value-type="float" office:value="-0.0516092123332">
            <text:p>-0,0516092123</text:p>
          </table:table-cell>
          <table:table-cell office:value-type="float" office:value="-0.211947483914">
            <text:p>-0,2119474839</text:p>
          </table:table-cell>
          <table:table-cell office:value-type="float" office:value="24.35">
            <text:p>24,35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John Hancock Investments' ETFs now available on E*TRADE's Commission-Free ETF platform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0.0543755728706">
            <text:p>0,0543755729</text:p>
          </table:table-cell>
          <table:table-cell office:value-type="float" office:value="0.178690676538">
            <text:p>0,1786906765</text:p>
          </table:table-cell>
          <table:table-cell office:value-type="float" office:value="30.43">
            <text:p>30,43</text:p>
          </table:table-cell>
          <table:table-cell office:value-type="date" office:date-value="2017-01-05">
            <text:p>2017-01-05</text:p>
          </table:table-cell>
          <table:table-cell office:value-type="string">
            <text:p>07:30:00</text:p>
          </table:table-cell>
          <table:table-cell office:value-type="string">
            <text:p>Power Corporation acquires an additional 3.9% interest in China Asset Management Co., Ltd.</text:p>
          </table:table-cell>
          <table:table-cell table:number-columns-repeated="3"/>
        </table:table-row>
        <table:table-row table:style-name="ro1">
          <table:table-cell office:value-type="string">
            <text:p>CM</text:p>
          </table:table-cell>
          <table:table-cell office:value-type="float" office:value="0.140096642694">
            <text:p>0,1400966427</text:p>
          </table:table-cell>
          <table:table-cell office:value-type="float" office:value="0.125467166108">
            <text:p>0,1254671661</text:p>
          </table:table-cell>
          <table:table-cell office:value-type="float" office:value="111.660004">
            <text:p>111,660004</text:p>
          </table:table-cell>
          <table:table-cell office:value-type="date" office:date-value="2017-01-05">
            <text:p>2017-01-05</text:p>
          </table:table-cell>
          <table:table-cell office:value-type="string">
            <text:p>07:00:00</text:p>
          </table:table-cell>
          <table:table-cell office:value-type="string">
            <text:p>Value of Canadian equity issues hits record high in 2016</text:p>
          </table:table-cell>
          <table:table-cell table:number-columns-repeated="3"/>
        </table:table-row>
        <table:table-row table:style-name="ro1">
          <table:table-cell office:value-type="string">
            <text:p>XTC</text:p>
          </table:table-cell>
          <table:table-cell office:value-type="float" office:value="0.0223127137118">
            <text:p>0,0223127137</text:p>
          </table:table-cell>
          <table:table-cell office:value-type="float" office:value="0.20602690408">
            <text:p>0,2060269041</text:p>
          </table:table-cell>
          <table:table-cell office:value-type="float" office:value="10.83">
            <text:p>10,83</text:p>
          </table:table-cell>
          <table:table-cell office:value-type="date" office:date-value="2017-01-04">
            <text:p>2017-01-04</text:p>
          </table:table-cell>
          <table:table-cell office:value-type="string">
            <text:p>19:04:09</text:p>
          </table:table-cell>
          <table:table-cell office:value-type="string">
            <text:p>Exco Technologies Limited - Annual General Meeting and Announcement of First Quarter Results on February 1, 2017</text:p>
          </table:table-cell>
          <table:table-cell table:number-columns-repeated="3"/>
        </table:table-row>
        <table:table-row table:style-name="ro1">
          <table:table-cell office:value-type="string">
            <text:p>MCB</text:p>
          </table:table-cell>
          <table:table-cell office:value-type="float" office:value="0.079463643685">
            <text:p>0,0794636437</text:p>
          </table:table-cell>
          <table:table-cell office:value-type="float" office:value="4.13873144193">
            <text:p>4,1387314419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11:13:12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0.469495447228">
            <text:p>0,4694954472</text:p>
          </table:table-cell>
          <table:table-cell office:value-type="float" office:value="0.805171392859">
            <text:p>0,8051713929</text:p>
          </table:table-cell>
          <table:table-cell office:value-type="float" office:value="58.310001">
            <text:p>58,310001</text:p>
          </table:table-cell>
          <table:table-cell office:value-type="date" office:date-value="2017-01-04">
            <text:p>2017-01-04</text:p>
          </table:table-cell>
          <table:table-cell office:value-type="string">
            <text:p>10:00:00</text:p>
          </table:table-cell>
          <table:table-cell office:value-type="string">
            <text:p>Stéphane Therrien, Executive Vice President at Laurentian Bank,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0.0196031052769">
            <text:p>0,0196031053</text:p>
          </table:table-cell>
          <table:table-cell office:value-type="float" office:value="0.346344616199">
            <text:p>0,3463446162</text:p>
          </table:table-cell>
          <table:table-cell office:value-type="float" office:value="5.66">
            <text:p>5,66</text:p>
          </table:table-cell>
          <table:table-cell office:value-type="date" office:date-value="2017-01-04">
            <text:p>2017-01-04</text:p>
          </table:table-cell>
          <table:table-cell office:value-type="string">
            <text:p>09:26:13</text:p>
          </table:table-cell>
          <table:table-cell office:value-type="string">
            <text:p>CPI Card Group, Inc. breached its 50 day moving average in a Bullish Manner : PNT-CA : January 4, 2017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office:value-type="float" office:value="0.272518252052">
            <text:p>0,2725182521</text:p>
          </table:table-cell>
          <table:table-cell office:value-type="float" office:value="0.411534654088">
            <text:p>0,4115346541</text:p>
          </table:table-cell>
          <table:table-cell office:value-type="float" office:value="66.220001">
            <text:p>66,220001</text:p>
          </table:table-cell>
          <table:table-cell office:value-type="date" office:date-value="2017-01-03">
            <text:p>2017-01-03</text:p>
          </table:table-cell>
          <table:table-cell office:value-type="string">
            <text:p>11:00:00</text:p>
          </table:table-cell>
          <table:table-cell office:value-type="string">
            <text:p>MEDIA ADVISORY - TD Bank Group Executive to Present at the RBC Capital Markets Bank CEO Conference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0.127770041032">
            <text:p>0,127770041</text:p>
          </table:table-cell>
          <table:table-cell office:value-type="float" office:value="1.05857531923">
            <text:p>1,0585753192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ITC</text:p>
          </table:table-cell>
          <table:table-cell office:value-type="float" office:value="0.557155902433">
            <text:p>0,5571559024</text:p>
          </table:table-cell>
          <table:table-cell office:value-type="float" office:value="25.7942547423">
            <text:p>25,7942547423</text:p>
          </table:table-cell>
          <table:table-cell office:value-type="float" office:value="2.16">
            <text:p>2,16</text:p>
          </table:table-cell>
          <table:table-cell office:value-type="date" office:date-value="2016-12-30">
            <text:p>2016-12-30</text:p>
          </table:table-cell>
          <table:table-cell office:value-type="string">
            <text:p>16:59:44</text:p>
          </table:table-cell>
          <table:table-cell office:value-type="string">
            <text:p>Intrinsyc Technologies Introduces Next Generation System on Module based on Qualcomm Snapdragon 820 Processor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-0.25183297203">
            <text:p>-0,251832972</text:p>
          </table:table-cell>
          <table:table-cell office:value-type="float" office:value="-7.38513114458">
            <text:p>-7,3851311446</text:p>
          </table:table-cell>
          <table:table-cell office:value-type="float" office:value="3.41">
            <text:p>3,41</text:p>
          </table:table-cell>
          <table:table-cell office:value-type="date" office:date-value="2016-12-30">
            <text:p>2016-12-30</text:p>
          </table:table-cell>
          <table:table-cell office:value-type="string">
            <text:p>08:47:48</text:p>
          </table:table-cell>
          <table:table-cell office:value-type="string">
            <text:p>B2Gold Corp. breached its 50 day moving average in a Bullish Manner : BTO-CA : December 30, 2016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0.0174949992085">
            <text:p>0,0174949992</text:p>
          </table:table-cell>
          <table:table-cell office:value-type="float" office:value="0.187112291">
            <text:p>0,187112291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BTE</text:p>
          </table:table-cell>
          <table:table-cell office:value-type="float" office:value="-0.455589174954">
            <text:p>-0,455589175</text:p>
          </table:table-cell>
          <table:table-cell office:value-type="float" office:value="-6.98756403303">
            <text:p>-6,987564033</text:p>
          </table:table-cell>
          <table:table-cell office:value-type="float" office:value="6.52">
            <text:p>6,52</text:p>
          </table:table-cell>
          <table:table-cell office:value-type="date" office:date-value="2016-12-27">
            <text:p>2016-12-27</text:p>
          </table:table-cell>
          <table:table-cell office:value-type="string">
            <text:p>12:36:22</text:p>
          </table:table-cell>
          <table:table-cell office:value-type="string">
            <text:p>ETFs with exposure to Baytex Energy Corp. : December 27, 2016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0.386662655727">
            <text:p>0,3866626557</text:p>
          </table:table-cell>
          <table:table-cell office:value-type="float" office:value="17.3391325438">
            <text:p>17,3391325438</text:p>
          </table:table-cell>
          <table:table-cell office:value-type="float" office:value="2.23">
            <text:p>2,23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 table:number-columns-repeated="3"/>
        </table:table-row>
        <table:table-row table:style-name="ro1">
          <table:table-cell office:value-type="string">
            <text:p>RFP</text:p>
          </table:table-cell>
          <table:table-cell office:value-type="float" office:value="0.641386724308">
            <text:p>0,6413867243</text:p>
          </table:table-cell>
          <table:table-cell office:value-type="float" office:value="9.8071364573">
            <text:p>9,8071364573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0517711226095">
            <text:p>-0,0517711226</text:p>
          </table:table-cell>
          <table:table-cell office:value-type="float" office:value="-2.5254206151">
            <text:p>-2,5254206151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0.0329657028874">
            <text:p>0,0329657029</text:p>
          </table:table-cell>
          <table:table-cell office:value-type="float" office:value="2.21246328103">
            <text:p>2,212463281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SFD</text:p>
          </table:table-cell>
          <table:table-cell office:value-type="float" office:value="-0.049188824323">
            <text:p>-0,0491888243</text:p>
          </table:table-cell>
          <table:table-cell office:value-type="float" office:value="-3.32356921101">
            <text:p>-3,323569211</text:p>
          </table:table-cell>
          <table:table-cell office:value-type="float" office:value="1.48">
            <text:p>1,48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 table:number-columns-repeated="3"/>
        </table:table-row>
        <table:table-row table:style-name="ro1">
          <table:table-cell office:value-type="string">
            <text:p>SMT</text:p>
          </table:table-cell>
          <table:table-cell office:value-type="float" office:value="-0.112390282001">
            <text:p>-0,112390282</text:p>
          </table:table-cell>
          <table:table-cell office:value-type="float" office:value="-5.48245278051">
            <text:p>-5,4824527805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0.646402628567">
            <text:p>0,6464026286</text:p>
          </table:table-cell>
          <table:table-cell office:value-type="float" office:value="7.26295088277">
            <text:p>7,2629508828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VFF</text:p>
          </table:table-cell>
          <table:table-cell office:value-type="float" office:value="-0.0493556447962">
            <text:p>-0,0493556448</text:p>
          </table:table-cell>
          <table:table-cell office:value-type="float" office:value="-3.65597368861">
            <text:p>-3,6559736886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471673896675">
            <text:p>-0,0471673897</text:p>
          </table:table-cell>
          <table:table-cell office:value-type="float" office:value="-1.8866955867">
            <text:p>-1,8866955867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0.0290192035688">
            <text:p>0,0290192036</text:p>
          </table:table-cell>
          <table:table-cell office:value-type="float" office:value="1.82510714269">
            <text:p>1,8251071427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CN</text:p>
          </table:table-cell>
          <table:table-cell office:value-type="float" office:value="-0.0332329444969">
            <text:p>-0,0332329445</text:p>
          </table:table-cell>
          <table:table-cell office:value-type="float" office:value="-1.07203046764">
            <text:p>-1,0720304676</text:p>
          </table:table-cell>
          <table:table-cell office:value-type="float" office:value="3.1">
            <text:p>3,1</text:p>
          </table:table-cell>
          <table:table-cell office:value-type="date" office:date-value="2016-11-23">
            <text:p>2016-11-23</text:p>
          </table:table-cell>
          <table:table-cell office:value-type="string">
            <text:p>10:32:30</text:p>
          </table:table-cell>
          <table:table-cell office:value-type="string">
            <text:p>ECN Capital to Raise $100,000,000 through Preferred Share Offering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49720798358">
            <text:p>-0,1497207984</text:p>
          </table:table-cell>
          <table:table-cell office:value-type="float" office:value="-20.5096984053">
            <text:p>-20,5096984053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-0.00570088098825">
            <text:p>-0,005700881</text:p>
          </table:table-cell>
          <table:table-cell office:value-type="float" office:value="-0.570088098825">
            <text:p>-0,5700880988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-0.0805589161246">
            <text:p>-0,0805589161</text:p>
          </table:table-cell>
          <table:table-cell office:value-type="float" office:value="-9.05156360951">
            <text:p>-9,0515636095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-0.00607275837052">
            <text:p>-0,0060727584</text:p>
          </table:table-cell>
          <table:table-cell office:value-type="float" office:value="-2.16884227518">
            <text:p>-2,1688422752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G49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23:24:16.51</dc:date>
    <meta:generator>LibreOffice/3.5$Windows_x86 LibreOffice_project/7e68ba2-a744ebf-1f241b7-c506db1-7d53735</meta:generator>
    <meta:editing-duration>P0D</meta:editing-duration>
    <meta:editing-cycles>1</meta:editing-cycles>
    <meta:document-statistic meta:table-count="1" meta:cell-count="367" meta:object-count="0"/>
  </office:meta>
</office:document-meta>
</file>